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trol_atp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Time(s)-&gt;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0.534768894797743" calcext:value-type="float">
            <text:p>0.5347688947977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4768894797743" calcext:value-type="float">
            <text:p>0.534768894797743</text:p>
          </table:table-cell>
          <table:table-cell office:value-type="float" office:value="0.530721310100376" calcext:value-type="float">
            <text:p>0.530721310100376</text:p>
          </table:table-cell>
          <table:table-cell office:value-type="float" office:value="0.528758622980933" calcext:value-type="float">
            <text:p>0.528758622980933</text:p>
          </table:table-cell>
          <table:table-cell office:value-type="float" office:value="0.532548953513521" calcext:value-type="float">
            <text:p>0.532548953513521</text:p>
          </table:table-cell>
          <table:table-cell office:value-type="float" office:value="0.534398408415601" calcext:value-type="float">
            <text:p>0.534398408415601</text:p>
          </table:table-cell>
          <table:table-cell office:value-type="float" office:value="0.532882554521871" calcext:value-type="float">
            <text:p>0.532882554521871</text:p>
          </table:table-cell>
          <table:table-cell office:value-type="float" office:value="0.533202177499022" calcext:value-type="float">
            <text:p>0.533202177499022</text:p>
          </table:table-cell>
          <table:table-cell office:value-type="float" office:value="0.533600056266772" calcext:value-type="float">
            <text:p>0.5336000562667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4768894797743" calcext:value-type="float">
            <text:p>0.534768894797743</text:p>
          </table:table-cell>
          <table:table-cell office:value-type="float" office:value="0.525653113717484" calcext:value-type="float">
            <text:p>0.525653113717484</text:p>
          </table:table-cell>
          <table:table-cell office:value-type="float" office:value="0.528738825066108" calcext:value-type="float">
            <text:p>0.528738825066108</text:p>
          </table:table-cell>
          <table:table-cell office:value-type="float" office:value="0.532082981501264" calcext:value-type="float">
            <text:p>0.532082981501264</text:p>
          </table:table-cell>
          <table:table-cell office:value-type="float" office:value="0.528828036889887" calcext:value-type="float">
            <text:p>0.528828036889887</text:p>
          </table:table-cell>
          <table:table-cell office:value-type="float" office:value="0.53003531499024" calcext:value-type="float">
            <text:p>0.53003531499024</text:p>
          </table:table-cell>
          <table:table-cell office:value-type="float" office:value="0.529027672163966" calcext:value-type="float">
            <text:p>0.529027672163966</text:p>
          </table:table-cell>
          <table:table-cell office:value-type="float" office:value="0.5351049022207" calcext:value-type="float">
            <text:p>0.53510490222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34768894797743" calcext:value-type="float">
            <text:p>0.534768894797743</text:p>
          </table:table-cell>
          <table:table-cell office:value-type="float" office:value="0.512678751529004" calcext:value-type="float">
            <text:p>0.512678751529004</text:p>
          </table:table-cell>
          <table:table-cell office:value-type="float" office:value="0.515529676791852" calcext:value-type="float">
            <text:p>0.515529676791852</text:p>
          </table:table-cell>
          <table:table-cell office:value-type="float" office:value="0.522043549861962" calcext:value-type="float">
            <text:p>0.522043549861962</text:p>
          </table:table-cell>
          <table:table-cell office:value-type="float" office:value="0.523839564392751" calcext:value-type="float">
            <text:p>0.523839564392751</text:p>
          </table:table-cell>
          <table:table-cell office:value-type="float" office:value="0.524162142546418" calcext:value-type="float">
            <text:p>0.524162142546418</text:p>
          </table:table-cell>
          <table:table-cell office:value-type="float" office:value="0.522854798538687" calcext:value-type="float">
            <text:p>0.522854798538687</text:p>
          </table:table-cell>
          <table:table-cell office:value-type="float" office:value="0.544353859596129" calcext:value-type="float">
            <text:p>0.5443538595961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34768894797743" calcext:value-type="float">
            <text:p>0.534768894797743</text:p>
          </table:table-cell>
          <table:table-cell office:value-type="float" office:value="0.493786855653997" calcext:value-type="float">
            <text:p>0.493786855653997</text:p>
          </table:table-cell>
          <table:table-cell office:value-type="float" office:value="0.505454703898202" calcext:value-type="float">
            <text:p>0.505454703898202</text:p>
          </table:table-cell>
          <table:table-cell office:value-type="float" office:value="0.515835422414454" calcext:value-type="float">
            <text:p>0.515835422414454</text:p>
          </table:table-cell>
          <table:table-cell office:value-type="float" office:value="0.520995072989848" calcext:value-type="float">
            <text:p>0.520995072989848</text:p>
          </table:table-cell>
          <table:table-cell office:value-type="float" office:value="0.525043097279997" calcext:value-type="float">
            <text:p>0.525043097279997</text:p>
          </table:table-cell>
          <table:table-cell office:value-type="float" office:value="0.534816291769498" calcext:value-type="float">
            <text:p>0.534816291769498</text:p>
          </table:table-cell>
          <table:table-cell office:value-type="float" office:value="0.573998363074762" calcext:value-type="float">
            <text:p>0.5739983630747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34768894797743" calcext:value-type="float">
            <text:p>0.534768894797743</text:p>
          </table:table-cell>
          <table:table-cell office:value-type="float" office:value="0.479635745630506" calcext:value-type="float">
            <text:p>0.479635745630506</text:p>
          </table:table-cell>
          <table:table-cell office:value-type="float" office:value="0.493610952005651" calcext:value-type="float">
            <text:p>0.493610952005651</text:p>
          </table:table-cell>
          <table:table-cell office:value-type="float" office:value="0.509069364234438" calcext:value-type="float">
            <text:p>0.509069364234438</text:p>
          </table:table-cell>
          <table:table-cell office:value-type="float" office:value="0.527228463753473" calcext:value-type="float">
            <text:p>0.527228463753473</text:p>
          </table:table-cell>
          <table:table-cell office:value-type="float" office:value="0.541739590059151" calcext:value-type="float">
            <text:p>0.541739590059151</text:p>
          </table:table-cell>
          <table:table-cell office:value-type="float" office:value="0.541315559852458" calcext:value-type="float">
            <text:p>0.541315559852458</text:p>
          </table:table-cell>
          <table:table-cell office:value-type="float" office:value="0.533922448268159" calcext:value-type="float">
            <text:p>0.533922448268159</text:p>
          </table:table-cell>
        </table:table-row>
      </table:table>
      <table:table table:name="Letm1_atp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Time(s)-&gt;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0.534768894797743" calcext:value-type="float">
            <text:p>0.5347688947977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4768894797743" calcext:value-type="float">
            <text:p>0.534768894797743</text:p>
          </table:table-cell>
          <table:table-cell office:value-type="float" office:value="0.53072277366912" calcext:value-type="float">
            <text:p>0.53072277366912</text:p>
          </table:table-cell>
          <table:table-cell office:value-type="float" office:value="0.529141327293093" calcext:value-type="float">
            <text:p>0.529141327293093</text:p>
          </table:table-cell>
          <table:table-cell office:value-type="float" office:value="0.533295327033918" calcext:value-type="float">
            <text:p>0.533295327033918</text:p>
          </table:table-cell>
          <table:table-cell office:value-type="float" office:value="0.535868970469367" calcext:value-type="float">
            <text:p>0.535868970469367</text:p>
          </table:table-cell>
          <table:table-cell office:value-type="float" office:value="0.534801767370815" calcext:value-type="float">
            <text:p>0.534801767370815</text:p>
          </table:table-cell>
          <table:table-cell office:value-type="float" office:value="0.53553058491899" calcext:value-type="float">
            <text:p>0.53553058491899</text:p>
          </table:table-cell>
          <table:table-cell office:value-type="float" office:value="0.536059274064278" calcext:value-type="float">
            <text:p>0.5360592740642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4768894797743" calcext:value-type="float">
            <text:p>0.534768894797743</text:p>
          </table:table-cell>
          <table:table-cell office:value-type="float" office:value="0.525655727796284" calcext:value-type="float">
            <text:p>0.525655727796284</text:p>
          </table:table-cell>
          <table:table-cell office:value-type="float" office:value="0.529970407829081" calcext:value-type="float">
            <text:p>0.529970407829081</text:p>
          </table:table-cell>
          <table:table-cell office:value-type="float" office:value="0.535315357294677" calcext:value-type="float">
            <text:p>0.535315357294677</text:p>
          </table:table-cell>
          <table:table-cell office:value-type="float" office:value="0.534177093669781" calcext:value-type="float">
            <text:p>0.534177093669781</text:p>
          </table:table-cell>
          <table:table-cell office:value-type="float" office:value="0.53782009532525" calcext:value-type="float">
            <text:p>0.53782009532525</text:p>
          </table:table-cell>
          <table:table-cell office:value-type="float" office:value="0.537874053099164" calcext:value-type="float">
            <text:p>0.537874053099164</text:p>
          </table:table-cell>
          <table:table-cell office:value-type="float" office:value="0.543772526596223" calcext:value-type="float">
            <text:p>0.5437725265962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34768894797743" calcext:value-type="float">
            <text:p>0.534768894797743</text:p>
          </table:table-cell>
          <table:table-cell office:value-type="float" office:value="0.512690956341987" calcext:value-type="float">
            <text:p>0.512690956341987</text:p>
          </table:table-cell>
          <table:table-cell office:value-type="float" office:value="0.52837568032568" calcext:value-type="float">
            <text:p>0.52837568032568</text:p>
          </table:table-cell>
          <table:table-cell office:value-type="float" office:value="0.54919220247789" calcext:value-type="float">
            <text:p>0.54919220247789</text:p>
          </table:table-cell>
          <table:table-cell office:value-type="float" office:value="0.566320404578745" calcext:value-type="float">
            <text:p>0.566320404578745</text:p>
          </table:table-cell>
          <table:table-cell office:value-type="float" office:value="0.578687556573893" calcext:value-type="float">
            <text:p>0.578687556573893</text:p>
          </table:table-cell>
          <table:table-cell office:value-type="float" office:value="0.58274639749025" calcext:value-type="float">
            <text:p>0.58274639749025</text:p>
          </table:table-cell>
          <table:table-cell office:value-type="float" office:value="0.605930882074827" calcext:value-type="float">
            <text:p>0.6059308820748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34768894797743" calcext:value-type="float">
            <text:p>0.534768894797743</text:p>
          </table:table-cell>
          <table:table-cell office:value-type="float" office:value="0.493845469402292" calcext:value-type="float">
            <text:p>0.493845469402292</text:p>
          </table:table-cell>
          <table:table-cell office:value-type="float" office:value="0.524104676071762" calcext:value-type="float">
            <text:p>0.524104676071762</text:p>
          </table:table-cell>
          <table:table-cell office:value-type="float" office:value="0.546480140121823" calcext:value-type="float">
            <text:p>0.546480140121823</text:p>
          </table:table-cell>
          <table:table-cell office:value-type="float" office:value="0.561900698414162" calcext:value-type="float">
            <text:p>0.561900698414162</text:p>
          </table:table-cell>
          <table:table-cell office:value-type="float" office:value="0.574195327252609" calcext:value-type="float">
            <text:p>0.574195327252609</text:p>
          </table:table-cell>
          <table:table-cell office:value-type="float" office:value="0.591341773892987" calcext:value-type="float">
            <text:p>0.591341773892987</text:p>
          </table:table-cell>
          <table:table-cell office:value-type="float" office:value="0.636764211080929" calcext:value-type="float">
            <text:p>0.6367642110809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34768894797743" calcext:value-type="float">
            <text:p>0.534768894797743</text:p>
          </table:table-cell>
          <table:table-cell office:value-type="float" office:value="0.479788145873664" calcext:value-type="float">
            <text:p>0.479788145873664</text:p>
          </table:table-cell>
          <table:table-cell office:value-type="float" office:value="0.501550179777037" calcext:value-type="float">
            <text:p>0.501550179777037</text:p>
          </table:table-cell>
          <table:table-cell office:value-type="float" office:value="0.520992689881921" calcext:value-type="float">
            <text:p>0.520992689881921</text:p>
          </table:table-cell>
          <table:table-cell office:value-type="float" office:value="0.542357303746832" calcext:value-type="float">
            <text:p>0.542357303746832</text:p>
          </table:table-cell>
          <table:table-cell office:value-type="float" office:value="0.560812417871904" calcext:value-type="float">
            <text:p>0.560812417871904</text:p>
          </table:table-cell>
          <table:table-cell office:value-type="float" office:value="0.563468589205175" calcext:value-type="float">
            <text:p>0.563468589205175</text:p>
          </table:table-cell>
          <table:table-cell office:value-type="float" office:value="0.557190984630586" calcext:value-type="float">
            <text:p>0.557190984630586</text:p>
          </table:table-cell>
        </table:table-row>
      </table:table>
      <table:table table:name="PDP1_atp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Time(s)-&gt;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0.534768894797743" calcext:value-type="float">
            <text:p>0.5347688947977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4768894797743" calcext:value-type="float">
            <text:p>0.534768894797743</text:p>
          </table:table-cell>
          <table:table-cell office:value-type="float" office:value="0.530684806925659" calcext:value-type="float">
            <text:p>0.530684806925659</text:p>
          </table:table-cell>
          <table:table-cell office:value-type="float" office:value="0.52822432463935" calcext:value-type="float">
            <text:p>0.52822432463935</text:p>
          </table:table-cell>
          <table:table-cell office:value-type="float" office:value="0.531603092227616" calcext:value-type="float">
            <text:p>0.531603092227616</text:p>
          </table:table-cell>
          <table:table-cell office:value-type="float" office:value="0.532842805524556" calcext:value-type="float">
            <text:p>0.532842805524556</text:p>
          </table:table-cell>
          <table:table-cell office:value-type="float" office:value="0.53082683441156" calcext:value-type="float">
            <text:p>0.53082683441156</text:p>
          </table:table-cell>
          <table:table-cell office:value-type="float" office:value="0.530865619819412" calcext:value-type="float">
            <text:p>0.530865619819412</text:p>
          </table:table-cell>
          <table:table-cell office:value-type="float" office:value="0.531217633825877" calcext:value-type="float">
            <text:p>0.5312176338258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4768894797743" calcext:value-type="float">
            <text:p>0.534768894797743</text:p>
          </table:table-cell>
          <table:table-cell office:value-type="float" office:value="0.52561410642603" calcext:value-type="float">
            <text:p>0.52561410642603</text:p>
          </table:table-cell>
          <table:table-cell office:value-type="float" office:value="0.528032368261664" calcext:value-type="float">
            <text:p>0.528032368261664</text:p>
          </table:table-cell>
          <table:table-cell office:value-type="float" office:value="0.530722156727955" calcext:value-type="float">
            <text:p>0.530722156727955</text:p>
          </table:table-cell>
          <table:table-cell office:value-type="float" office:value="0.52669498301485" calcext:value-type="float">
            <text:p>0.52669498301485</text:p>
          </table:table-cell>
          <table:table-cell office:value-type="float" office:value="0.527104300621236" calcext:value-type="float">
            <text:p>0.527104300621236</text:p>
          </table:table-cell>
          <table:table-cell office:value-type="float" office:value="0.525749066235968" calcext:value-type="float">
            <text:p>0.525749066235968</text:p>
          </table:table-cell>
          <table:table-cell office:value-type="float" office:value="0.531781971034327" calcext:value-type="float">
            <text:p>0.5317819710343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34768894797743" calcext:value-type="float">
            <text:p>0.534768894797743</text:p>
          </table:table-cell>
          <table:table-cell office:value-type="float" office:value="0.512624405418121" calcext:value-type="float">
            <text:p>0.512624405418121</text:p>
          </table:table-cell>
          <table:table-cell office:value-type="float" office:value="0.513661268869645" calcext:value-type="float">
            <text:p>0.513661268869645</text:p>
          </table:table-cell>
          <table:table-cell office:value-type="float" office:value="0.518576044037752" calcext:value-type="float">
            <text:p>0.518576044037752</text:p>
          </table:table-cell>
          <table:table-cell office:value-type="float" office:value="0.518188516355466" calcext:value-type="float">
            <text:p>0.518188516355466</text:p>
          </table:table-cell>
          <table:table-cell office:value-type="float" office:value="0.516364875203726" calcext:value-type="float">
            <text:p>0.516364875203726</text:p>
          </table:table-cell>
          <table:table-cell office:value-type="float" office:value="0.513790301076023" calcext:value-type="float">
            <text:p>0.513790301076023</text:p>
          </table:table-cell>
          <table:table-cell office:value-type="float" office:value="0.53554482332987" calcext:value-type="float">
            <text:p>0.535544823329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34768894797743" calcext:value-type="float">
            <text:p>0.534768894797743</text:p>
          </table:table-cell>
          <table:table-cell office:value-type="float" office:value="0.493687476856517" calcext:value-type="float">
            <text:p>0.493687476856517</text:p>
          </table:table-cell>
          <table:table-cell office:value-type="float" office:value="0.498120636489078" calcext:value-type="float">
            <text:p>0.498120636489078</text:p>
          </table:table-cell>
          <table:table-cell office:value-type="float" office:value="0.501656076237933" calcext:value-type="float">
            <text:p>0.501656076237933</text:p>
          </table:table-cell>
          <table:table-cell office:value-type="float" office:value="0.497511539739914" calcext:value-type="float">
            <text:p>0.497511539739914</text:p>
          </table:table-cell>
          <table:table-cell office:value-type="float" office:value="0.493328464403757" calcext:value-type="float">
            <text:p>0.493328464403757</text:p>
          </table:table-cell>
          <table:table-cell office:value-type="float" office:value="0.500454964746492" calcext:value-type="float">
            <text:p>0.500454964746492</text:p>
          </table:table-cell>
          <table:table-cell office:value-type="float" office:value="0.536071134449457" calcext:value-type="float">
            <text:p>0.5360711344494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34768894797743" calcext:value-type="float">
            <text:p>0.534768894797743</text:p>
          </table:table-cell>
          <table:table-cell office:value-type="float" office:value="0.479441474618487" calcext:value-type="float">
            <text:p>0.479441474618487</text:p>
          </table:table-cell>
          <table:table-cell office:value-type="float" office:value="0.4763955451879" calcext:value-type="float">
            <text:p>0.4763955451879</text:p>
          </table:table-cell>
          <table:table-cell office:value-type="float" office:value="0.477781527240811" calcext:value-type="float">
            <text:p>0.477781527240811</text:p>
          </table:table-cell>
          <table:table-cell office:value-type="float" office:value="0.478664807544114" calcext:value-type="float">
            <text:p>0.478664807544114</text:p>
          </table:table-cell>
          <table:table-cell office:value-type="float" office:value="0.479146797901765" calcext:value-type="float">
            <text:p>0.479146797901765</text:p>
          </table:table-cell>
          <table:table-cell office:value-type="float" office:value="0.474813026279529" calcext:value-type="float">
            <text:p>0.474813026279529</text:p>
          </table:table-cell>
          <table:table-cell office:value-type="float" office:value="0.469270179160506" calcext:value-type="float">
            <text:p>0.469270179160506</text:p>
          </table:table-cell>
        </table:table-row>
      </table:table>
      <table:table table:name="PDP1+Letm1_atp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Time(s)-&gt;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0.534768894797743" calcext:value-type="float">
            <text:p>0.5347688947977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4768894797743" calcext:value-type="float">
            <text:p>0.534768894797743</text:p>
          </table:table-cell>
          <table:table-cell office:value-type="float" office:value="0.530684947864247" calcext:value-type="float">
            <text:p>0.530684947864247</text:p>
          </table:table-cell>
          <table:table-cell office:value-type="float" office:value="0.528256222124034" calcext:value-type="float">
            <text:p>0.528256222124034</text:p>
          </table:table-cell>
          <table:table-cell office:value-type="float" office:value="0.531664913201131" calcext:value-type="float">
            <text:p>0.531664913201131</text:p>
          </table:table-cell>
          <table:table-cell office:value-type="float" office:value="0.532963733049654" calcext:value-type="float">
            <text:p>0.532963733049654</text:p>
          </table:table-cell>
          <table:table-cell office:value-type="float" office:value="0.530983536245987" calcext:value-type="float">
            <text:p>0.530983536245987</text:p>
          </table:table-cell>
          <table:table-cell office:value-type="float" office:value="0.531055144188713" calcext:value-type="float">
            <text:p>0.531055144188713</text:p>
          </table:table-cell>
          <table:table-cell office:value-type="float" office:value="0.531417654743054" calcext:value-type="float">
            <text:p>0.5314176547430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4768894797743" calcext:value-type="float">
            <text:p>0.534768894797743</text:p>
          </table:table-cell>
          <table:table-cell office:value-type="float" office:value="0.525614362005483" calcext:value-type="float">
            <text:p>0.525614362005483</text:p>
          </table:table-cell>
          <table:table-cell office:value-type="float" office:value="0.528134549075812" calcext:value-type="float">
            <text:p>0.528134549075812</text:p>
          </table:table-cell>
          <table:table-cell office:value-type="float" office:value="0.530986756862967" calcext:value-type="float">
            <text:p>0.530986756862967</text:p>
          </table:table-cell>
          <table:table-cell office:value-type="float" office:value="0.527125042122519" calcext:value-type="float">
            <text:p>0.527125042122519</text:p>
          </table:table-cell>
          <table:table-cell office:value-type="float" office:value="0.527723154811539" calcext:value-type="float">
            <text:p>0.527723154811539</text:p>
          </table:table-cell>
          <table:table-cell office:value-type="float" office:value="0.526446058304083" calcext:value-type="float">
            <text:p>0.526446058304083</text:p>
          </table:table-cell>
          <table:table-cell office:value-type="float" office:value="0.532469181106127" calcext:value-type="float">
            <text:p>0.5324691811061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34768894797743" calcext:value-type="float">
            <text:p>0.534768894797743</text:p>
          </table:table-cell>
          <table:table-cell office:value-type="float" office:value="0.512625630564405" calcext:value-type="float">
            <text:p>0.512625630564405</text:p>
          </table:table-cell>
          <table:table-cell office:value-type="float" office:value="0.514658155832217" calcext:value-type="float">
            <text:p>0.514658155832217</text:p>
          </table:table-cell>
          <table:table-cell office:value-type="float" office:value="0.519554398345677" calcext:value-type="float">
            <text:p>0.519554398345677</text:p>
          </table:table-cell>
          <table:table-cell office:value-type="float" office:value="0.517533248068985" calcext:value-type="float">
            <text:p>0.517533248068985</text:p>
          </table:table-cell>
          <table:table-cell office:value-type="float" office:value="0.513680836905846" calcext:value-type="float">
            <text:p>0.513680836905846</text:p>
          </table:table-cell>
          <table:table-cell office:value-type="float" office:value="0.510010523015821" calcext:value-type="float">
            <text:p>0.510010523015821</text:p>
          </table:table-cell>
          <table:table-cell office:value-type="float" office:value="0.532757604802336" calcext:value-type="float">
            <text:p>0.5327576048023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34768894797743" calcext:value-type="float">
            <text:p>0.534768894797743</text:p>
          </table:table-cell>
          <table:table-cell office:value-type="float" office:value="0.493693393743521" calcext:value-type="float">
            <text:p>0.493693393743521</text:p>
          </table:table-cell>
          <table:table-cell office:value-type="float" office:value="0.498460173972619" calcext:value-type="float">
            <text:p>0.498460173972619</text:p>
          </table:table-cell>
          <table:table-cell office:value-type="float" office:value="0.499954435284023" calcext:value-type="float">
            <text:p>0.499954435284023</text:p>
          </table:table-cell>
          <table:table-cell office:value-type="float" office:value="0.493295231088045" calcext:value-type="float">
            <text:p>0.493295231088045</text:p>
          </table:table-cell>
          <table:table-cell office:value-type="float" office:value="0.487897861336512" calcext:value-type="float">
            <text:p>0.487897861336512</text:p>
          </table:table-cell>
          <table:table-cell office:value-type="float" office:value="0.494642522292784" calcext:value-type="float">
            <text:p>0.494642522292784</text:p>
          </table:table-cell>
          <table:table-cell office:value-type="float" office:value="0.531146741063716" calcext:value-type="float">
            <text:p>0.5311467410637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34768894797743" calcext:value-type="float">
            <text:p>0.534768894797743</text:p>
          </table:table-cell>
          <table:table-cell office:value-type="float" office:value="0.47945651027745" calcext:value-type="float">
            <text:p>0.47945651027745</text:p>
          </table:table-cell>
          <table:table-cell office:value-type="float" office:value="0.476015584200574" calcext:value-type="float">
            <text:p>0.476015584200574</text:p>
          </table:table-cell>
          <table:table-cell office:value-type="float" office:value="0.476624709057753" calcext:value-type="float">
            <text:p>0.476624709057753</text:p>
          </table:table-cell>
          <table:table-cell office:value-type="float" office:value="0.476724251120706" calcext:value-type="float">
            <text:p>0.476724251120706</text:p>
          </table:table-cell>
          <table:table-cell office:value-type="float" office:value="0.477154391523244" calcext:value-type="float">
            <text:p>0.477154391523244</text:p>
          </table:table-cell>
          <table:table-cell office:value-type="float" office:value="0.472972787470473" calcext:value-type="float">
            <text:p>0.472972787470473</text:p>
          </table:table-cell>
          <table:table-cell office:value-type="float" office:value="0.467288759803345" calcext:value-type="float">
            <text:p>0.4672887598033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6T12:30:18.095083834</meta:creation-date>
    <dc:date>2025-07-16T12:35:58.382663896</dc:date>
    <meta:editing-duration>PT5M39S</meta:editing-duration>
    <meta:editing-cycles>4</meta:editing-cycles>
    <meta:generator>LibreOffice/6.4.7.2$Linux_X86_64 LibreOffice_project/40$Build-2</meta:generator>
    <meta:document-statistic meta:table-count="4" meta:cell-count="252" meta:object-count="0"/>
  </office:meta>
</office:document-meta>
</file>